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ew Courier " svg:font-family="'New Courier'"/>
    <style:font-face style:name="Courier 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ew Courier " fo:font-size="16pt" fo:font-weight="bold" officeooo:rsid="0003f43a" officeooo:paragraph-rsid="0003f4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ew Courier " fo:font-size="12pt" fo:font-weight="bold" officeooo:rsid="0003f43a" officeooo:paragraph-rsid="0003f43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ew Courier " fo:font-size="12pt" fo:font-weight="normal" officeooo:rsid="0003f43a" officeooo:paragraph-rsid="0003f4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ew Courier " fo:font-size="14pt" fo:font-weight="bold" officeooo:rsid="0003f43a" officeooo:paragraph-rsid="0003f43a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1073</text:p>
      <text:p text:style-name="P1">FR03B</text:p>
      <text:p text:style-name="P1">Lab#3</text:p>
      <text:p text:style-name="P1"/>
      <text:p text:style-name="P1"/>
      <text:p text:style-name="P1">Daniyal Khan</text:p>
      <text:p text:style-name="P1">376594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a. Source Code for TentSite.java:</text:p>
      <text:p text:style-name="P3"/>
      <text:p text:style-name="P3">/** </text:p>
      <text:p text:style-name="P3">This class represents a Tent Site</text:p>
      <text:p text:style-name="P3">@author Daniyal Khan 3765942</text:p>
      <text:p text:style-name="P3">*/</text:p>
      <text:p text:style-name="P3"/>
      <text:p text:style-name="P3">public class TentSite {</text:p>
      <text:p text:style-name="P3"/>
      <text:p text:style-name="P3"><text:tab/>/** </text:p>
      <text:p text:style-name="P3"><text:tab/>Name of the field.</text:p>
      <text:p text:style-name="P3"><text:tab/>*/</text:p>
      <text:p text:style-name="P3"><text:tab/>private String fieldName;</text:p>
      <text:p text:style-name="P3"><text:tab/></text:p>
      <text:p text:style-name="P3"><text:tab/>/**</text:p>
      <text:p text:style-name="P3"><text:tab/>Site Number</text:p>
      <text:p text:style-name="P3"><text:tab/>*/</text:p>
      <text:p text:style-name="P3"><text:tab/>private int siteNum;</text:p>
      <text:p text:style-name="P3"><text:tab/></text:p>
      <text:p text:style-name="P3"><text:tab/>/**</text:p>
      <text:p text:style-name="P3"><text:tab/>Cost per week of the site</text:p>
      <text:p text:style-name="P3"><text:tab/>*/</text:p>
      <text:p text:style-name="P3"><text:tab/>private double costPerWeek;</text:p>
      <text:p text:style-name="P3"><text:tab/></text:p>
      <text:p text:style-name="P3"><text:tab/>/** </text:p>
      <text:p text:style-name="P3"><text:tab/>Constructs a Tent Site given the field name, site number and cost per week.</text:p>
      <text:p text:style-name="P3"><text:tab/>@param fieldName name of the field</text:p>
      <text:p text:style-name="P3"><text:tab/>@param siteNum Number of the site</text:p>
      <text:p text:style-name="P3"><text:tab/>@param costPerWeek Cost per week of the camp site</text:p>
      <text:p text:style-name="P3"><text:tab/>*/</text:p>
      <text:p text:style-name="P3"><text:tab/>public TentSite (String fieldName, int siteNum, double costPerWeek) {</text:p>
      <text:p text:style-name="P3"><text:tab/><text:tab/>this.fieldName = fieldName;</text:p>
      <text:p text:style-name="P3"><text:tab/><text:tab/>this.siteNum = siteNum;</text:p>
      <text:p text:style-name="P3"><text:tab/><text:tab/>this.costPerWeek = costPerWeek;</text:p>
      <text:p text:style-name="P3"><text:tab/>}</text:p>
      <text:p text:style-name="P3"><text:tab/></text:p>
      <text:p text:style-name="P3"><text:tab/>/**</text:p>
      <text:p text:style-name="P3"><text:tab/>Returns the field name.</text:p>
      <text:p text:style-name="P3"><text:tab/>@return fieldName the field name.</text:p>
      <text:p text:style-name="P3"><text:tab/>*/</text:p>
      <text:p text:style-name="P3"><text:tab/>public String getFieldName() {</text:p>
      <text:p text:style-name="P3"><text:tab/><text:tab/>return fieldName;</text:p>
      <text:p text:style-name="P3"><text:tab/>}</text:p>
      <text:p text:style-name="P3"><text:tab/></text:p>
      <text:p text:style-name="P3"><text:tab/>/**</text:p>
      <text:p text:style-name="P3"><text:tab/>Returns the siteNumber</text:p>
      <text:p text:style-name="P3"><text:tab/>@return siteNum the site number.</text:p>
      <text:p text:style-name="P3"><text:tab/>*/</text:p>
      <text:p text:style-name="P3"><text:soft-page-break/><text:tab/>public int getSiteNum() {</text:p>
      <text:p text:style-name="P3"><text:tab/><text:tab/>return siteNum;</text:p>
      <text:p text:style-name="P3"><text:tab/>}</text:p>
      <text:p text:style-name="P3"><text:tab/></text:p>
      <text:p text:style-name="P3"><text:tab/>/**</text:p>
      <text:p text:style-name="P3"><text:tab/>Returns the cost per week of the site.</text:p>
      <text:p text:style-name="P3"><text:tab/>@return costPerWeek the cost per week of the site</text:p>
      <text:p text:style-name="P3"><text:tab/>*/</text:p>
      <text:p text:style-name="P3"><text:tab/>public double getCostPerWeek() {</text:p>
      <text:p text:style-name="P3"><text:tab/><text:tab/>return costPerWeek;</text:p>
      <text:p text:style-name="P3"><text:tab/>}</text:p>
      <text:p text:style-name="P3">}</text:p>
      <text:p text:style-name="P3"/>
      <text:p text:style-name="P3"/>
      <text:p text:style-name="P4">b. Source code for Camper.java:</text:p>
      <text:p text:style-name="P3"/>
      <text:p text:style-name="P3"/>
      <text:p text:style-name="P3">/**</text:p>
      <text:p text:style-name="P3">This class represents a camper</text:p>
      <text:p text:style-name="P3">@author Daniyal Khan 3765942</text:p>
      <text:p text:style-name="P3">*/</text:p>
      <text:p text:style-name="P3"/>
      <text:p text:style-name="P3">public class Camper {</text:p>
      <text:p text:style-name="P3"><text:tab/>/**</text:p>
      <text:p text:style-name="P3"><text:tab/>The name of the camper.</text:p>
      <text:p text:style-name="P3"><text:tab/>*/</text:p>
      <text:p text:style-name="P3"><text:tab/>private String name;</text:p>
      <text:p text:style-name="P3"><text:tab/></text:p>
      <text:p text:style-name="P3"><text:tab/>/**</text:p>
      <text:p text:style-name="P3"><text:tab/>The amount that the camper will pay per week for the camp</text:p>
      <text:p text:style-name="P3"><text:tab/>*/</text:p>
      <text:p text:style-name="P3"><text:tab/>private double campFee;</text:p>
      <text:p text:style-name="P3"><text:tab/></text:p>
      <text:p text:style-name="P3"><text:tab/>/**</text:p>
      <text:p text:style-name="P3"><text:tab/>The amount that the camper will pay per week for the activities</text:p>
      <text:p text:style-name="P3"><text:tab/>*/</text:p>
      <text:p text:style-name="P3"><text:tab/>private double activityFee;</text:p>
      <text:p text:style-name="P3"><text:tab/></text:p>
      <text:p text:style-name="P3"><text:tab/>/**</text:p>
      <text:p text:style-name="P3"><text:tab/>The amount of bursary money awarded to this camper for the week of camp</text:p>
      <text:p text:style-name="P3"><text:tab/>*/</text:p>
      <text:p text:style-name="P3"><text:tab/>private double bursaryAmount;</text:p>
      <text:p text:style-name="P3"><text:tab/></text:p>
      <text:p text:style-name="P3"><text:tab/>/**</text:p>
      <text:p text:style-name="P3"><text:tab/>The tent site at the camp where the camper is currently camping</text:p>
      <text:p text:style-name="P3"><text:tab/>*/</text:p>
      <text:p text:style-name="P3"><text:tab/>private TentSite site;</text:p>
      <text:p text:style-name="P3"><text:tab/></text:p>
      <text:p text:style-name="P3"><text:soft-page-break/><text:tab/>/**</text:p>
      <text:p text:style-name="P3"><text:tab/>Contructs a Camper object given the name, camp fees, activity fees, bursary amount and Tent Site</text:p>
      <text:p text:style-name="P3"><text:tab/>@param name name of the camper</text:p>
      <text:p text:style-name="P3"><text:tab/>@param campFee price per week for the camp</text:p>
      <text:p text:style-name="P3"><text:tab/>@param activityFee price per week for the activities</text:p>
      <text:p text:style-name="P3"><text:tab/>@param bursaryAmount bursary money awarded to the camper</text:p>
      <text:p text:style-name="P3"><text:tab/>@param site tent site at the camp where the camper is staying</text:p>
      <text:p text:style-name="P3"><text:tab/>*/</text:p>
      <text:p text:style-name="P3"><text:tab/>public Camper(String name, double campFee, double activityFee, double bursaryAmount, TentSite site) {</text:p>
      <text:p text:style-name="P3"><text:tab/><text:tab/>this.name = name;</text:p>
      <text:p text:style-name="P3"><text:tab/><text:tab/>this.campFee = campFee;</text:p>
      <text:p text:style-name="P3"><text:tab/><text:tab/>this.activityFee = activityFee;</text:p>
      <text:p text:style-name="P3"><text:tab/><text:tab/>this.bursaryAmount = bursaryAmount;</text:p>
      <text:p text:style-name="P3"><text:tab/><text:tab/>this.site = site;</text:p>
      <text:p text:style-name="P3"><text:tab/>}</text:p>
      <text:p text:style-name="P3"><text:tab/></text:p>
      <text:p text:style-name="P3"><text:tab/>/**</text:p>
      <text:p text:style-name="P3"><text:tab/>Changes the name</text:p>
      <text:p text:style-name="P3"><text:tab/>@param name name for the camper</text:p>
      <text:p text:style-name="P3"><text:tab/>*/</text:p>
      <text:p text:style-name="P3"><text:tab/>public void setName(String name) {</text:p>
      <text:p text:style-name="P3"><text:tab/><text:tab/>this.name = name;</text:p>
      <text:p text:style-name="P3"><text:tab/>}</text:p>
      <text:p text:style-name="P3"><text:tab/></text:p>
      <text:p text:style-name="P3"><text:tab/>/**</text:p>
      <text:p text:style-name="P3"><text:tab/>Changes the camp fees</text:p>
      <text:p text:style-name="P3"><text:tab/>@param campFee price per week for the camp</text:p>
      <text:p text:style-name="P3"><text:tab/>*/</text:p>
      <text:p text:style-name="P3"><text:tab/>public void setCampFee(double campFee) {</text:p>
      <text:p text:style-name="P3"><text:tab/><text:tab/>this.campFee = campFee;</text:p>
      <text:p text:style-name="P3"><text:tab/>}</text:p>
      <text:p text:style-name="P3"><text:tab/></text:p>
      <text:p text:style-name="P3"><text:tab/>/**</text:p>
      <text:p text:style-name="P3"><text:tab/>Changes the activity fees</text:p>
      <text:p text:style-name="P3"><text:tab/>@param activityFee price per week for the activities</text:p>
      <text:p text:style-name="P3"><text:tab/>*/</text:p>
      <text:p text:style-name="P3"><text:tab/>public void setActivityFee(double activityFee) {</text:p>
      <text:p text:style-name="P3"><text:tab/><text:tab/>this.activityFee = activityFee;</text:p>
      <text:p text:style-name="P3"><text:tab/>}</text:p>
      <text:p text:style-name="P3"><text:tab/></text:p>
      <text:p text:style-name="P3"><text:tab/>/**</text:p>
      <text:p text:style-name="P3"><text:tab/>Changes the bursary amount</text:p>
      <text:p text:style-name="P3"><text:tab/>@param bursaryAmount bursary that will be granted to the camper</text:p>
      <text:p text:style-name="P3"><text:tab/>*/</text:p>
      <text:p text:style-name="P3"><text:tab/>public void setBursaryFee(double bursaryAmount) {</text:p>
      <text:p text:style-name="P3"><text:tab/><text:tab/>this.bursaryAmount = bursaryAmount;</text:p>
      <text:p text:style-name="P3"><text:soft-page-break/><text:tab/>}</text:p>
      <text:p text:style-name="P3"><text:tab/></text:p>
      <text:p text:style-name="P3"><text:tab/>/**</text:p>
      <text:p text:style-name="P3"><text:tab/>Changes the tent site</text:p>
      <text:p text:style-name="P3"><text:tab/>@param site the tentsite the camper will be staying at</text:p>
      <text:p text:style-name="P3"><text:tab/>*/</text:p>
      <text:p text:style-name="P3"><text:tab/>public void setSite(TentSite site) {</text:p>
      <text:p text:style-name="P3"><text:tab/><text:tab/>this.site = site;</text:p>
      <text:p text:style-name="P3"><text:tab/>}</text:p>
      <text:p text:style-name="P3"><text:tab/></text:p>
      <text:p text:style-name="P3"><text:tab/>/**</text:p>
      <text:p text:style-name="P3"><text:tab/>Returns the total fees the customer owes</text:p>
      <text:p text:style-name="P3"><text:tab/>@return totalFeesOwed the amount of fees the customer owes</text:p>
      <text:p text:style-name="P3"><text:tab/>*/</text:p>
      <text:p text:style-name="P3"><text:tab/>public double getTotalFeesOwing() {</text:p>
      <text:p text:style-name="P3"><text:tab/><text:tab/>double totalFeesOwed = (campFee + activityFee + site.getCostPerWeek()) - bursaryAmount;</text:p>
      <text:p text:style-name="P3"><text:tab/><text:tab/>return totalFeesOwed;</text:p>
      <text:p text:style-name="P3"><text:tab/>}</text:p>
      <text:p text:style-name="P3"><text:tab/></text:p>
      <text:p text:style-name="P3"><text:tab/>/**</text:p>
      <text:p text:style-name="P3"><text:tab/>Returns the details of the camper</text:p>
      <text:p text:style-name="P3"><text:tab/>@return camperDetails the details about the camper</text:p>
      <text:p text:style-name="P3"><text:tab/>*/</text:p>
      <text:p text:style-name="P3"><text:tab/>public String getCamperDetails() {</text:p>
      <text:p text:style-name="P3"><text:tab/><text:tab/>String camperDetails = name + "\n" + site.getFieldName() + ", " + site.getSiteNum();</text:p>
      <text:p text:style-name="P3"><text:tab/><text:tab/>return camperDetails;</text:p>
      <text:p text:style-name="P3"><text:tab/>}</text:p>
      <text:p text:style-name="P3">}</text:p>
      <text:p text:style-name="P3"/>
      <text:p text:style-name="P3"/>
      <text:p text:style-name="P4">c. Source code for Lab3TestDriver.java:</text:p>
      <text:p text:style-name="P3"/>
      <text:p text:style-name="P3"/>
      <text:p text:style-name="P3"/>
      <text:p text:style-name="P3">/**</text:p>
      <text:p text:style-name="P3">This class is a test driver for lab3 of CS1073</text:p>
      <text:p text:style-name="P3">@author Daniyal Khan 3765942</text:p>
      <text:p text:style-name="P3">*/</text:p>
      <text:p text:style-name="P3"/>
      <text:p text:style-name="P3">public class Lab3TestDriver {</text:p>
      <text:p text:style-name="P3"><text:tab/></text:p>
      <text:p text:style-name="P3"><text:tab/>public static void main(String[] args) {</text:p>
      <text:p text:style-name="P3"><text:tab/><text:tab/>TentSite site7 = new TentSite("Coyote Field", 7, 86.75);</text:p>
      <text:p text:style-name="P3"><text:tab/><text:tab/>Camper camper1 = new Camper("Monika Schulz", 550.00, 58.30, 250.00, site7);</text:p>
      <text:p text:style-name="P3"><text:tab/><text:tab/></text:p>
      <text:p text:style-name="P3"><text:soft-page-break/><text:tab/><text:tab/>TentSite site14 = new TentSite("Eagle Field", 14, 108.50);</text:p>
      <text:p text:style-name="P3"><text:tab/><text:tab/>Camper camper2 = new Camper("Miguel Florez", 425.00, 75.85, 0, site14);</text:p>
      <text:p text:style-name="P3"><text:tab/><text:tab/></text:p>
      <text:p text:style-name="P3"><text:tab/><text:tab/>TentSite site25 = new TentSite("Salmon Field", 25, 97.50);</text:p>
      <text:p text:style-name="P3"><text:tab/><text:tab/>Camper camper3 = new Camper("Katharine Doucet", 375.50, 46.60, 175.00, site25);</text:p>
      <text:p text:style-name="P3"><text:tab/><text:tab/></text:p>
      <text:p text:style-name="P3"><text:tab/><text:tab/>camper1.setActivityFee(105.45);</text:p>
      <text:p text:style-name="P3"><text:tab/><text:tab/></text:p>
      <text:p text:style-name="P3"><text:tab/><text:tab/>TentSite site42 = new TentSite("Raven Field", 42, 97.65);</text:p>
      <text:p text:style-name="P3"><text:tab/><text:tab/>camper2.setSite(site42);</text:p>
      <text:p text:style-name="P3"><text:tab/><text:tab/></text:p>
      <text:p text:style-name="P3"><text:tab/><text:tab/>camper3.setCampFee(475.00);</text:p>
      <text:p text:style-name="P3"><text:tab/><text:tab/></text:p>
      <text:p text:style-name="P3"><text:tab/><text:tab/>System.out.println(camper1.getCamperDetails());</text:p>
      <text:p text:style-name="P3"><text:tab/><text:tab/>System.out.println();</text:p>
      <text:p text:style-name="P3"><text:tab/><text:tab/>System.out.println(camper2.getCamperDetails());</text:p>
      <text:p text:style-name="P3"><text:tab/><text:tab/>System.out.println();</text:p>
      <text:p text:style-name="P3"><text:tab/><text:tab/>System.out.println(camper3.getCamperDetails());</text:p>
      <text:p text:style-name="P3"><text:tab/><text:tab/>System.out.println();</text:p>
      <text:p text:style-name="P3"><text:tab/><text:tab/></text:p>
      <text:p text:style-name="P3"><text:tab/><text:tab/>System.out.println("Amount owed by Monika Schulz: " + camper1.getTotalFeesOwing());</text:p>
      <text:p text:style-name="P3"/>
      <text:p text:style-name="P3"><text:tab/><text:tab/>System.out.println("Amount owed by Miguel Florez: " +camper2.getTotalFeesOwing());</text:p>
      <text:p text:style-name="P3"/>
      <text:p text:style-name="P3"><text:tab/><text:tab/>System.out.println("Amount owed by Katharine Doucet: " +camper3.getTotalFeesOwing());</text:p>
      <text:p text:style-name="P3"><text:tab/>}<text:tab/></text:p>
      <text:p text:style-name="P3">}</text:p>
      <text:p text:style-name="P3"/>
      <text:p text:style-name="P3"/>
      <text:p text:style-name="P4">d. Sample Output:</text:p>
      <text:p text:style-name="P3"/>
      <text:p text:style-name="P3"/>
      <text:p text:style-name="P3"/>
      <text:p text:style-name="P3"/>
      <text:p text:style-name="P3">Monika Schulz</text:p>
      <text:p text:style-name="P3">Coyote Field, 7</text:p>
      <text:p text:style-name="P3"/>
      <text:p text:style-name="P3">Miguel Florez</text:p>
      <text:p text:style-name="P3">Raven Field, 42</text:p>
      <text:p text:style-name="P3"/>
      <text:p text:style-name="P3">Katharine Doucet</text:p>
      <text:p text:style-name="P3">Salmon Field, 25</text:p>
      <text:p text:style-name="P3"/>
      <text:p text:style-name="P3"><text:soft-page-break/>Amount owed by Monika Schulz: 492.20000000000005</text:p>
      <text:p text:style-name="P3">Amount owed by Miguel Florez: 598.5</text:p>
      <text:p text:style-name="P3">Amount owed by Katharine Doucet: 444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ew Courier " svg:font-family="'New Courier'"/>
    <style:font-face style:name="Courier 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50:01.202374669</meta:creation-date>
    <dc:date>2024-02-06T15:55:49.492491164</dc:date>
    <meta:editing-duration>PT5M48S</meta:editing-duration>
    <meta:editing-cycles>1</meta:editing-cycles>
    <meta:document-statistic meta:table-count="0" meta:image-count="0" meta:object-count="0" meta:page-count="7" meta:paragraph-count="213" meta:word-count="709" meta:character-count="4923" meta:non-whitespace-character-count="4174"/>
    <meta:generator>LibreOffice/7.1.8.1$Linux_X86_64 LibreOffice_project/10$Build-1</meta:generator>
  </office:meta>
</office:document-meta>
</file>